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.064cm" svg:height="13.605cm" svg:x="2.8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6T19:14:24.143000000</dc:date>
    <meta:editing-duration>PT2M53S</meta:editing-duration>
    <meta:editing-cycles>6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chart:axis-position="0" chart:tick-mark-position="at-axis" style:rotation-angle="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0">
      <style:chart-properties chart:display-label="true" chart:logarithmic="false" chart:origin="0" chart:gap-width="150" chart:text-overlap="true" chart:reverse-direction="false" text:line-break="false" loext:try-staggering-first="false" chart:link-data-style-to-source="false" chart:axis-position="start" chart:tick-mark-position="at-axis" style:rotation-angle="345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3.065cm" svg:height="13.606cm" xlink:href="." xlink:type="simple" chart:class="chart:bar" chart:style-name="ch1">
        <chart:title svg:x="9.701cm" svg:y="0.476cm" chart:style-name="ch2">
          <text:p>Annaul Revenue</text:p>
        </chart:title>
        <chart:plot-area chart:style-name="ch3" chart:data-source-has-labels="both" svg:x="1.208cm" svg:y="1.313cm" svg:width="19.002cm" svg:height="10.071cm">
          <chartooo:coordinate-region svg:x="3.798cm" svg:y="2.083cm" svg:width="16.412cm" svg:height="7.778cm"/>
          <chart:axis chart:dimension="x" chart:name="primary-x" chart:style-name="ch4" chartooo:axis-type="auto">
            <chartooo:date-scale/>
            <chart:title svg:x="10.109cm" svg:y="11.656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0.239cm" svg:y="7.212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